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3cm" svg:stroke-color="#333333" draw:marker-start-width="0.25cm" draw:marker-end-width="0.25cm" draw:fill-color="#ff420e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gr2" style:family="graphic" style:parent-style-name="standard">
      <style:graphic-properties draw:stroke="none" svg:stroke-width="0.03cm" svg:stroke-color="#333333" draw:marker-start-width="0.25cm" draw:marker-end-width="0.25cm" draw:fill-color="#ffd320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gr3" style:family="graphic" style:parent-style-name="standard">
      <style:graphic-properties draw:stroke="none" svg:stroke-width="0.03cm" svg:stroke-color="#333333" draw:marker-start-width="0.25cm" draw:marker-end-width="0.25cm" draw:fill-color="#aecf00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gr4" style:family="graphic" style:parent-style-name="standard">
      <style:graphic-properties draw:stroke="none" svg:stroke-width="0.03cm" svg:stroke-color="#333333" draw:marker-start-width="0.25cm" draw:marker-end-width="0.25cm" draw:fill="solid" draw:fill-color="#0084d1" draw:textarea-horizontal-align="justify" draw:textarea-vertical-align="middle" draw:auto-grow-height="false" fo:padding-top="0.14cm" fo:padding-bottom="0.14cm" fo:padding-left="0.265cm" fo:padding-right="0.265cm" draw:shadow="visible" draw:shadow-offset-x="0.02cm" draw:shadow-offset-y="0.02cm" draw:shadow-color="#999999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fo:text-align="center"/>
      <style:text-properties fo:font-family="'DejaVu Sans Condensed'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fo:font-family="'DejaVu Sans Condensed'" style:font-family-generic="swiss" style:font-pitch="variable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.1cm" svg:height="0.8cm" svg:x="5.5cm" svg:y="2.1cm">
          <text:p text:style-name="P1"><text:span text:style-name="T1">A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1cm" svg:height="0.8cm" svg:x="4.3cm" svg:y="2.1cm">
          <text:p text:style-name="P1"><text:span text:style-name="T1">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1cm" svg:height="0.8cm" svg:x="6.7cm" svg:y="2.1cm">
          <text:p text:style-name="P1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1cm" svg:height="0.8cm" svg:x="5.5cm" svg:y="3.1cm">
          <text:p text:style-name="P1"><text:span text:style-name="T1">ES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1cm" svg:height="0.8cm" svg:x="4.3cm" svg:y="3.1cm">
          <text:p text:style-name="P1"><text:span text:style-name="T1">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1cm" svg:height="0.8cm" svg:x="6.7cm" svg:y="3.1cm">
          <text:p text:style-name="P1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1cm" svg:height="0.8cm" svg:x="7.9cm" svg:y="3.1cm">
          <text:p text:style-name="P3"><text:span text:style-name="T2">ESP-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1cm" svg:height="0.8cm" svg:x="5.5cm" svg:y="4.1cm">
          <text:p text:style-name="P1"><text:span text:style-name="T1">ES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1cm" svg:height="0.8cm" svg:x="3.1cm" svg:y="4.1cm">
          <text:p text:style-name="P1"><text:span text:style-name="T1">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1cm" svg:height="0.8cm" svg:x="6.7cm" svg:y="4.1cm">
          <text:p text:style-name="P1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1cm" svg:height="0.8cm" svg:x="7.9cm" svg:y="4.1cm">
          <text:p text:style-name="P3"><text:span text:style-name="T2">ESP-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1cm" svg:height="0.8cm" svg:x="4.3cm" svg:y="4.1cm">
          <text:p text:style-name="P1"><text:span text:style-name="T1">AH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23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14T21:03:54</meta:creation-date>
    <dc:date>2012-12-10T21:25:35</dc:date>
    <meta:editing-duration>PT3H28M28S</meta:editing-duration>
    <meta:editing-cycles>17</meta:editing-cycles>
    <meta:generator>LibreOffice/3.5$Linux_X86_64 LibreOffice_project/350m1$Build-2</meta:generator>
    <meta:document-statistic meta:object-count="12"/>
  </office:meta>
</office:document-meta>
</file>